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3D913B82B80.png"/>
  <manifest:file-entry manifest:media-type="image/jpeg" manifest:full-path="Pictures/100000000000014200000142E338795C.jpg"/>
  <manifest:file-entry manifest:media-type="image/jpeg" manifest:full-path="Pictures/10000000000000AA000000F49D949301.jpg"/>
  <manifest:file-entry manifest:media-type="image/jpeg" manifest:full-path="Pictures/10000000000002D5000002D538AC9B4C.jpg"/>
  <manifest:file-entry manifest:media-type="image/jpeg" manifest:full-path="Pictures/1000000000000258000002801A66A5D6.jpg"/>
  <manifest:file-entry manifest:media-type="image/jpeg" manifest:full-path="Pictures/10000000000000E1000000E198A79027.jpg"/>
  <manifest:file-entry manifest:media-type="image/jpeg" manifest:full-path="Pictures/10000000000000D6000000ECC2E7EF60.jpg"/>
  <manifest:file-entry manifest:media-type="image/jpeg" manifest:full-path="Pictures/10000000000000FD00000154C10FBA03.jpg"/>
  <manifest:file-entry manifest:media-type="image/jpeg" manifest:full-path="Pictures/100000000000016E0000016E1B1F42E4.jpg"/>
  <manifest:file-entry manifest:media-type="image/png" manifest:full-path="Pictures/10000201000001090000012CE1443A1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7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5" table:default-cell-style-name="ce1"/>
        <table:table-row table:style-name="ro1">
          <table:table-cell>
            <draw:frame table:end-cell-address="Sheet1.B2" table:end-x="0.499cm" table:end-y="0.498cm" draw:z-index="10" draw:name="Grafik 1" draw:style-name="gr1" draw:text-style-name="P1" svg:width="0.5cm" svg:height="0.5cm" svg:x="0.58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498cm" table:end-y="0.498cm" draw:z-index="317" draw:name="Grafik 1" draw:style-name="gr1" draw:text-style-name="P1" svg:width="0.5cm" svg:height="0.5cm" svg:x="0.58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496cm" table:end-y="0.498cm" draw:z-index="318" draw:name="Grafik 1" draw:style-name="gr1" draw:text-style-name="P1" svg:width="0.5cm" svg:height="0.5cm" svg:x="0.58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495cm" table:end-y="0.498cm" draw:z-index="319" draw:name="Grafik 1" draw:style-name="gr1" draw:text-style-name="P1" svg:width="0.5cm" svg:height="0.5cm" svg:x="0.58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493cm" table:end-y="0.498cm" draw:z-index="320" draw:name="Grafik 1" draw:style-name="gr1" draw:text-style-name="P1" svg:width="0.5cm" svg:height="0.5cm" svg:x="0.5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492cm" table:end-y="0.498cm" draw:z-index="321" draw:name="Grafik 1" draw:style-name="gr1" draw:text-style-name="P1" svg:width="0.5cm" svg:height="0.5cm" svg:x="0.57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49cm" table:end-y="0.498cm" draw:z-index="322" draw:name="Grafik 1" draw:style-name="gr1" draw:text-style-name="P1" svg:width="0.5cm" svg:height="0.5cm" svg:x="0.57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488cm" table:end-y="0.498cm" draw:z-index="323" draw:name="Grafik 1" draw:style-name="gr1" draw:text-style-name="P1" svg:width="0.5cm" svg:height="0.5cm" svg:x="0.57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487cm" table:end-y="0.498cm" draw:z-index="324" draw:name="Grafik 1" draw:style-name="gr1" draw:text-style-name="P1" svg:width="0.5cm" svg:height="0.5cm" svg:x="0.57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485cm" table:end-y="0.498cm" draw:z-index="325" draw:name="Grafik 1" draw:style-name="gr1" draw:text-style-name="P1" svg:width="0.5cm" svg:height="0.5cm" svg:x="0.57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484cm" table:end-y="0.498cm" draw:z-index="326" draw:name="Grafik 1" draw:style-name="gr1" draw:text-style-name="P1" svg:width="0.5cm" svg:height="0.5cm" svg:x="0.57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482cm" table:end-y="0.498cm" draw:z-index="327" draw:name="Grafik 1" draw:style-name="gr1" draw:text-style-name="P1" svg:width="0.5cm" svg:height="0.5cm" svg:x="0.56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481cm" table:end-y="0.498cm" draw:z-index="328" draw:name="Grafik 1" draw:style-name="gr1" draw:text-style-name="P1" svg:width="0.5cm" svg:height="0.5cm" svg:x="0.56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479cm" table:end-y="0.498cm" draw:z-index="329" draw:name="Grafik 1" draw:style-name="gr1" draw:text-style-name="P1" svg:width="0.5cm" svg:height="0.5cm" svg:x="0.566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478cm" table:end-y="0.498cm" draw:z-index="330" draw:name="Grafik 1" draw:style-name="gr1" draw:text-style-name="P1" svg:width="0.5cm" svg:height="0.5cm" svg:x="0.56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476cm" table:end-y="0.498cm" draw:z-index="331" draw:name="Grafik 1" draw:style-name="gr1" draw:text-style-name="P1" svg:width="0.5cm" svg:height="0.5cm" svg:x="0.56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475cm" table:end-y="0.498cm" draw:z-index="332" draw:name="Grafik 1" draw:style-name="gr1" draw:text-style-name="P1" svg:width="0.5cm" svg:height="0.5cm" svg:x="0.56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474cm" table:end-y="0.498cm" draw:z-index="333" draw:name="Grafik 1" draw:style-name="gr1" draw:text-style-name="P1" svg:width="0.5cm" svg:height="0.5cm" svg:x="0.56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472cm" table:end-y="0.498cm" draw:z-index="334" draw:name="Grafik 1" draw:style-name="gr1" draw:text-style-name="P1" svg:width="0.5cm" svg:height="0.5cm" svg:x="0.55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471cm" table:end-y="0.498cm" draw:z-index="335" draw:name="Grafik 1" draw:style-name="gr1" draw:text-style-name="P1" svg:width="0.5cm" svg:height="0.5cm" svg:x="0.55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469cm" table:end-y="0.498cm" draw:z-index="336" draw:name="Grafik 1" draw:style-name="gr1" draw:text-style-name="P1" svg:width="0.5cm" svg:height="0.5cm" svg:x="0.556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468cm" table:end-y="0.498cm" draw:z-index="337" draw:name="Grafik 1" draw:style-name="gr1" draw:text-style-name="P1" svg:width="0.5cm" svg:height="0.5cm" svg:x="0.55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466cm" table:end-y="0.498cm" draw:z-index="338" draw:name="Grafik 1" draw:style-name="gr1" draw:text-style-name="P1" svg:width="0.5cm" svg:height="0.5cm" svg:x="0.553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464cm" table:end-y="0.498cm" draw:z-index="339" draw:name="Grafik 1" draw:style-name="gr1" draw:text-style-name="P1" svg:width="0.5cm" svg:height="0.5cm" svg:x="0.551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463cm" table:end-y="0.498cm" draw:z-index="340" draw:name="Grafik 1" draw:style-name="gr1" draw:text-style-name="P1" svg:width="0.5cm" svg:height="0.5cm" svg:x="0.5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461cm" table:end-y="0.498cm" draw:z-index="341" draw:name="Grafik 1" draw:style-name="gr1" draw:text-style-name="P1" svg:width="0.5cm" svg:height="0.5cm" svg:x="0.548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46cm" table:end-y="0.498cm" draw:z-index="342" draw:name="Grafik 1" draw:style-name="gr1" draw:text-style-name="P1" svg:width="0.5cm" svg:height="0.5cm" svg:x="0.54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458cm" table:end-y="0.498cm" draw:z-index="343" draw:name="Grafik 1" draw:style-name="gr1" draw:text-style-name="P1" svg:width="0.5cm" svg:height="0.5cm" svg:x="0.54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457cm" table:end-y="0.498cm" draw:z-index="344" draw:name="Grafik 1" draw:style-name="gr1" draw:text-style-name="P1" svg:width="0.5cm" svg:height="0.5cm" svg:x="0.54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455cm" table:end-y="0.498cm" draw:z-index="345" draw:name="Grafik 1" draw:style-name="gr1" draw:text-style-name="P1" svg:width="0.5cm" svg:height="0.5cm" svg:x="0.542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453cm" table:end-y="0.498cm" draw:z-index="346" draw:name="Grafik 1" draw:style-name="gr1" draw:text-style-name="P1" svg:width="0.5cm" svg:height="0.5cm" svg:x="0.54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452cm" table:end-y="0.498cm" draw:z-index="347" draw:name="Grafik 1" draw:style-name="gr1" draw:text-style-name="P1" svg:width="0.5cm" svg:height="0.5cm" svg:x="0.539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451cm" table:end-y="0.498cm" draw:z-index="348" draw:name="Grafik 1" draw:style-name="gr1" draw:text-style-name="P1" svg:width="0.5cm" svg:height="0.5cm" svg:x="0.53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45cm" table:end-y="0.498cm" draw:z-index="349" draw:name="Grafik 1" draw:style-name="gr1" draw:text-style-name="P1" svg:width="0.5cm" svg:height="0.5cm" svg:x="0.537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448cm" table:end-y="0.498cm" draw:z-index="0" draw:name="Grafik 1" draw:style-name="gr1" draw:text-style-name="P1" svg:width="0.5cm" svg:height="0.5cm" svg:x="0.535cm" svg:y="0.584cm">
              <draw:image xlink:href="Pictures/10000000000000E1000000E198A79027.jp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5"/>
        </table:table-row>
        <table:table-row table:style-name="ro1">
          <table:table-cell office:value-type="float" office:value="1">
            <text:p>1</text:p>
            <draw:frame table:end-cell-address="Sheet1.B3" table:end-x="0.449cm" table:end-y="0.496cm" draw:z-index="11" draw:name="Grafik 5" draw:style-name="gr1" draw:text-style-name="P1" svg:width="0.45cm" svg:height="0.5cm" svg:x="0.585cm" svg:y="0.58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498cm" table:end-y="0.396cm" draw:z-index="86" draw:name="Grafik 5" draw:style-name="gr1" draw:text-style-name="P1" svg:width="0.5cm" svg:height="0.4cm" svg:x="0.585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46cm" table:end-y="0.496cm" draw:z-index="120" draw:name="Grafik 9" draw:style-name="gr1" draw:text-style-name="P1" svg:width="0.45cm" svg:height="0.5cm" svg:x="0.583cm" svg:y="0.58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95cm" table:end-y="0.496cm" draw:z-index="286" draw:name="Grafik 2" draw:style-name="gr1" draw:text-style-name="P1" svg:width="0.4cm" svg:height="0.5cm" svg:x="0.582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F3" table:end-x="0.393cm" table:end-y="0.496cm" draw:z-index="287" draw:name="Grafik 2" draw:style-name="gr1" draw:text-style-name="P1" svg:width="0.4cm" svg:height="0.5cm" svg:x="0.5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G3" table:end-x="0.492cm" table:end-y="0.496cm" draw:z-index="189" draw:name="Grafik 4" draw:style-name="gr1" draw:text-style-name="P1" svg:width="0.5cm" svg:height="0.5cm" svg:x="0.579cm" svg:y="0.58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4cm" table:end-y="0.496cm" draw:z-index="157" draw:name="Grafik 6" draw:style-name="gr1" draw:text-style-name="P1" svg:width="0.45cm" svg:height="0.5cm" svg:x="0.577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38cm" table:end-y="0.496cm" draw:z-index="158" draw:name="Grafik 6" draw:style-name="gr1" draw:text-style-name="P1" svg:width="0.45cm" svg:height="0.5cm" svg:x="0.575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87cm" table:end-y="0.396cm" draw:z-index="93" draw:name="Grafik 5" draw:style-name="gr1" draw:text-style-name="P1" svg:width="0.5cm" svg:height="0.4cm" svg:x="0.574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85cm" table:end-y="0.396cm" draw:z-index="94" draw:name="Grafik 5" draw:style-name="gr1" draw:text-style-name="P1" svg:width="0.5cm" svg:height="0.4cm" svg:x="0.572cm" svg:y="0.58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34cm" table:end-y="0.496cm" draw:z-index="161" draw:name="Grafik 6" draw:style-name="gr1" draw:text-style-name="P1" svg:width="0.45cm" svg:height="0.5cm" svg:x="0.571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M3" table:end-x="0.382cm" table:end-y="0.496cm" draw:z-index="294" draw:name="Grafik 2" draw:style-name="gr1" draw:text-style-name="P1" svg:width="0.4cm" svg:height="0.5cm" svg:x="0.56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N3" table:end-x="0.381cm" table:end-y="0.496cm" draw:z-index="295" draw:name="Grafik 2" draw:style-name="gr1" draw:text-style-name="P1" svg:width="0.4cm" svg:height="0.5cm" svg:x="0.56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379cm" table:end-y="0.496cm" draw:z-index="296" draw:name="Grafik 2" draw:style-name="gr1" draw:text-style-name="P1" svg:width="0.4cm" svg:height="0.5cm" svg:x="0.566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78cm" table:end-y="0.496cm" draw:z-index="297" draw:name="Grafik 2" draw:style-name="gr1" draw:text-style-name="P1" svg:width="0.4cm" svg:height="0.5cm" svg:x="0.56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26cm" table:end-y="0.496cm" draw:z-index="166" draw:name="Grafik 6" draw:style-name="gr1" draw:text-style-name="P1" svg:width="0.45cm" svg:height="0.5cm" svg:x="0.563cm" svg:y="0.58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75cm" table:end-y="0.496cm" draw:z-index="299" draw:name="Grafik 2" draw:style-name="gr1" draw:text-style-name="P1" svg:width="0.4cm" svg:height="0.5cm" svg:x="0.56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374cm" table:end-y="0.496cm" draw:z-index="300" draw:name="Grafik 2" draw:style-name="gr1" draw:text-style-name="P1" svg:width="0.4cm" svg:height="0.5cm" svg:x="0.56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372cm" table:end-y="0.496cm" draw:z-index="301" draw:name="Grafik 2" draw:style-name="gr1" draw:text-style-name="P1" svg:width="0.4cm" svg:height="0.5cm" svg:x="0.55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371cm" table:end-y="0.496cm" draw:z-index="302" draw:name="Grafik 2" draw:style-name="gr1" draw:text-style-name="P1" svg:width="0.4cm" svg:height="0.5cm" svg:x="0.55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369cm" table:end-y="0.496cm" draw:z-index="303" draw:name="Grafik 2" draw:style-name="gr1" draw:text-style-name="P1" svg:width="0.4cm" svg:height="0.5cm" svg:x="0.556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368cm" table:end-y="0.496cm" draw:z-index="304" draw:name="Grafik 2" draw:style-name="gr1" draw:text-style-name="P1" svg:width="0.4cm" svg:height="0.5cm" svg:x="0.55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366cm" table:end-y="0.496cm" draw:z-index="305" draw:name="Grafik 2" draw:style-name="gr1" draw:text-style-name="P1" svg:width="0.4cm" svg:height="0.5cm" svg:x="0.553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Y3" table:end-x="0.364cm" table:end-y="0.496cm" draw:z-index="306" draw:name="Grafik 2" draw:style-name="gr1" draw:text-style-name="P1" svg:width="0.4cm" svg:height="0.5cm" svg:x="0.551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Z3" table:end-x="0.363cm" table:end-y="0.496cm" draw:z-index="307" draw:name="Grafik 2" draw:style-name="gr1" draw:text-style-name="P1" svg:width="0.4cm" svg:height="0.5cm" svg:x="0.5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361cm" table:end-y="0.496cm" draw:z-index="308" draw:name="Grafik 2" draw:style-name="gr1" draw:text-style-name="P1" svg:width="0.4cm" svg:height="0.5cm" svg:x="0.548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36cm" table:end-y="0.496cm" draw:z-index="309" draw:name="Grafik 2" draw:style-name="gr1" draw:text-style-name="P1" svg:width="0.4cm" svg:height="0.5cm" svg:x="0.54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358cm" table:end-y="0.496cm" draw:z-index="310" draw:name="Grafik 2" draw:style-name="gr1" draw:text-style-name="P1" svg:width="0.4cm" svg:height="0.5cm" svg:x="0.54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357cm" table:end-y="0.496cm" draw:z-index="311" draw:name="Grafik 2" draw:style-name="gr1" draw:text-style-name="P1" svg:width="0.4cm" svg:height="0.5cm" svg:x="0.544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355cm" table:end-y="0.496cm" draw:z-index="312" draw:name="Grafik 2" draw:style-name="gr1" draw:text-style-name="P1" svg:width="0.4cm" svg:height="0.5cm" svg:x="0.542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353cm" table:end-y="0.496cm" draw:z-index="313" draw:name="Grafik 2" draw:style-name="gr1" draw:text-style-name="P1" svg:width="0.4cm" svg:height="0.5cm" svg:x="0.54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352cm" table:end-y="0.496cm" draw:z-index="314" draw:name="Grafik 2" draw:style-name="gr1" draw:text-style-name="P1" svg:width="0.4cm" svg:height="0.5cm" svg:x="0.539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351cm" table:end-y="0.496cm" draw:z-index="315" draw:name="Grafik 2" draw:style-name="gr1" draw:text-style-name="P1" svg:width="0.4cm" svg:height="0.5cm" svg:x="0.53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5cm" table:end-y="0.496cm" draw:z-index="316" draw:name="Grafik 2" draw:style-name="gr1" draw:text-style-name="P1" svg:width="0.4cm" svg:height="0.5cm" svg:x="0.537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348cm" table:end-y="0.496cm" draw:z-index="1" draw:name="Grafik 2" draw:style-name="gr1" draw:text-style-name="P1" svg:width="0.4cm" svg:height="0.5cm" svg:x="0.535cm" svg:y="0.58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2">
            <text:p>2</text:p>
            <draw:frame table:end-cell-address="Sheet1.B4" table:end-x="0.399cm" table:end-y="0.493cm" draw:z-index="12" draw:name="Grafik 8" draw:style-name="gr1" draw:text-style-name="P1" svg:width="0.4cm" svg:height="0.5cm" svg:x="0.585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C4" table:end-x="0.448cm" table:end-y="0.493cm" draw:z-index="53" draw:name="Grafik 5" draw:style-name="gr1" draw:text-style-name="P1" svg:width="0.45cm" svg:height="0.5cm" svg:x="0.585cm" svg:y="0.58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496cm" table:end-y="0.493cm" draw:z-index="186" draw:name="Grafik 4" draw:style-name="gr1" draw:text-style-name="P1" svg:width="0.5cm" svg:height="0.5cm" svg:x="0.583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E4" table:end-x="0.495cm" table:end-y="0.493cm" draw:z-index="187" draw:name="Grafik 4" draw:style-name="gr1" draw:text-style-name="P1" svg:width="0.5cm" svg:height="0.5cm" svg:x="0.582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93cm" table:end-y="0.393cm" draw:z-index="89" draw:name="Grafik 5" draw:style-name="gr1" draw:text-style-name="P1" svg:width="0.5cm" svg:height="0.4cm" svg:x="0.58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92cm" table:end-y="0.493cm" draw:z-index="288" draw:name="Grafik 2" draw:style-name="gr1" draw:text-style-name="P1" svg:width="0.4cm" svg:height="0.5cm" svg:x="0.579cm" svg:y="0.5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H4" table:end-x="0.49cm" table:end-y="0.493cm" draw:z-index="190" draw:name="Grafik 4" draw:style-name="gr1" draw:text-style-name="P1" svg:width="0.5cm" svg:height="0.5cm" svg:x="0.577cm" svg:y="0.5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88cm" table:end-y="0.393cm" draw:z-index="92" draw:name="Grafik 5" draw:style-name="gr1" draw:text-style-name="P1" svg:width="0.5cm" svg:height="0.4cm" svg:x="0.575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37cm" table:end-y="0.493cm" draw:z-index="159" draw:name="Grafik 6" draw:style-name="gr1" draw:text-style-name="P1" svg:width="0.45cm" svg:height="0.5cm" svg:x="0.57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K4" table:end-x="0.385cm" table:end-y="0.493cm" draw:z-index="292" draw:name="Grafik 2" draw:style-name="gr1" draw:text-style-name="P1" svg:width="0.4cm" svg:height="0.5cm" svg:x="0.572cm" svg:y="0.5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84cm" table:end-y="0.393cm" draw:z-index="95" draw:name="Grafik 5" draw:style-name="gr1" draw:text-style-name="P1" svg:width="0.5cm" svg:height="0.4cm" svg:x="0.571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32cm" table:end-y="0.493cm" draw:z-index="162" draw:name="Grafik 6" draw:style-name="gr1" draw:text-style-name="P1" svg:width="0.45cm" svg:height="0.5cm" svg:x="0.569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81cm" table:end-y="0.393cm" draw:z-index="97" draw:name="Grafik 5" draw:style-name="gr1" draw:text-style-name="P1" svg:width="0.5cm" svg:height="0.4cm" svg:x="0.568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29cm" table:end-y="0.493cm" draw:z-index="164" draw:name="Grafik 6" draw:style-name="gr1" draw:text-style-name="P1" svg:width="0.45cm" svg:height="0.5cm" svg:x="0.566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28cm" table:end-y="0.493cm" draw:z-index="165" draw:name="Grafik 6" draw:style-name="gr1" draw:text-style-name="P1" svg:width="0.45cm" svg:height="0.5cm" svg:x="0.56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76cm" table:end-y="0.393cm" draw:z-index="100" draw:name="Grafik 5" draw:style-name="gr1" draw:text-style-name="P1" svg:width="0.5cm" svg:height="0.4cm" svg:x="0.563cm" svg:y="0.5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25cm" table:end-y="0.493cm" draw:z-index="167" draw:name="Grafik 6" draw:style-name="gr1" draw:text-style-name="P1" svg:width="0.45cm" svg:height="0.5cm" svg:x="0.56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24cm" table:end-y="0.493cm" draw:z-index="169" draw:name="Grafik 6" draw:style-name="gr1" draw:text-style-name="P1" svg:width="0.45cm" svg:height="0.5cm" svg:x="0.56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22cm" table:end-y="0.493cm" draw:z-index="170" draw:name="Grafik 6" draw:style-name="gr1" draw:text-style-name="P1" svg:width="0.45cm" svg:height="0.5cm" svg:x="0.559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21cm" table:end-y="0.493cm" draw:z-index="171" draw:name="Grafik 6" draw:style-name="gr1" draw:text-style-name="P1" svg:width="0.45cm" svg:height="0.5cm" svg:x="0.558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19cm" table:end-y="0.493cm" draw:z-index="172" draw:name="Grafik 6" draw:style-name="gr1" draw:text-style-name="P1" svg:width="0.45cm" svg:height="0.5cm" svg:x="0.556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18cm" table:end-y="0.493cm" draw:z-index="173" draw:name="Grafik 6" draw:style-name="gr1" draw:text-style-name="P1" svg:width="0.45cm" svg:height="0.5cm" svg:x="0.55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16cm" table:end-y="0.493cm" draw:z-index="174" draw:name="Grafik 6" draw:style-name="gr1" draw:text-style-name="P1" svg:width="0.45cm" svg:height="0.5cm" svg:x="0.553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14cm" table:end-y="0.493cm" draw:z-index="175" draw:name="Grafik 6" draw:style-name="gr1" draw:text-style-name="P1" svg:width="0.45cm" svg:height="0.5cm" svg:x="0.551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13cm" table:end-y="0.493cm" draw:z-index="176" draw:name="Grafik 6" draw:style-name="gr1" draw:text-style-name="P1" svg:width="0.45cm" svg:height="0.5cm" svg:x="0.5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411cm" table:end-y="0.493cm" draw:z-index="177" draw:name="Grafik 6" draw:style-name="gr1" draw:text-style-name="P1" svg:width="0.45cm" svg:height="0.5cm" svg:x="0.548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1cm" table:end-y="0.493cm" draw:z-index="178" draw:name="Grafik 6" draw:style-name="gr1" draw:text-style-name="P1" svg:width="0.45cm" svg:height="0.5cm" svg:x="0.547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08cm" table:end-y="0.493cm" draw:z-index="179" draw:name="Grafik 6" draw:style-name="gr1" draw:text-style-name="P1" svg:width="0.45cm" svg:height="0.5cm" svg:x="0.545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07cm" table:end-y="0.493cm" draw:z-index="180" draw:name="Grafik 6" draw:style-name="gr1" draw:text-style-name="P1" svg:width="0.45cm" svg:height="0.5cm" svg:x="0.54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05cm" table:end-y="0.493cm" draw:z-index="181" draw:name="Grafik 6" draw:style-name="gr1" draw:text-style-name="P1" svg:width="0.45cm" svg:height="0.5cm" svg:x="0.542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03cm" table:end-y="0.493cm" draw:z-index="182" draw:name="Grafik 6" draw:style-name="gr1" draw:text-style-name="P1" svg:width="0.45cm" svg:height="0.5cm" svg:x="0.54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352cm" table:end-y="0.493cm" draw:z-index="248" draw:name="Grafik 8" draw:style-name="gr1" draw:text-style-name="P1" svg:width="0.4cm" svg:height="0.5cm" svg:x="0.539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01cm" table:end-y="0.493cm" draw:z-index="183" draw:name="Grafik 6" draw:style-name="gr1" draw:text-style-name="P1" svg:width="0.45cm" svg:height="0.5cm" svg:x="0.537cm" svg:y="0.5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35cm" table:end-y="0.493cm" draw:z-index="250" draw:name="Grafik 8" draw:style-name="gr1" draw:text-style-name="P1" svg:width="0.4cm" svg:height="0.5cm" svg:x="0.537cm" svg:y="0.5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48cm" table:end-y="0.493cm" draw:z-index="2" draw:name="Grafik 3" draw:style-name="gr1" draw:text-style-name="P1" svg:width="0.5cm" svg:height="0.5cm" svg:x="0.535cm" svg:y="0.5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3">
            <text:p>3</text:p>
            <draw:frame table:end-cell-address="Sheet1.B5" table:end-x="0.499cm" table:end-y="0.491cm" draw:z-index="13" draw:name="Grafik 4" draw:style-name="gr1" draw:text-style-name="P1" svg:width="0.5cm" svg:height="0.5cm" svg:x="0.585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48cm" table:end-y="0.491cm" draw:z-index="119" draw:name="Grafik 9" draw:style-name="gr1" draw:text-style-name="P1" svg:width="0.45cm" svg:height="0.5cm" svg:x="0.585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D5" table:end-x="0.496cm" table:end-y="0.391cm" draw:z-index="87" draw:name="Grafik 5" draw:style-name="gr1" draw:text-style-name="P1" svg:width="0.5cm" svg:height="0.4cm" svg:x="0.583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95cm" table:end-y="0.391cm" draw:z-index="88" draw:name="Grafik 5" draw:style-name="gr1" draw:text-style-name="P1" svg:width="0.5cm" svg:height="0.4cm" svg:x="0.582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443cm" table:end-y="0.491cm" draw:z-index="155" draw:name="Grafik 6" draw:style-name="gr1" draw:text-style-name="P1" svg:width="0.45cm" svg:height="0.5cm" svg:x="0.58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92cm" table:end-y="0.491cm" draw:z-index="255" draw:name="Grafik 3" draw:style-name="gr1" draw:text-style-name="P1" svg:width="0.5cm" svg:height="0.5cm" svg:x="0.579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9cm" table:end-y="0.391cm" draw:z-index="91" draw:name="Grafik 5" draw:style-name="gr1" draw:text-style-name="P1" svg:width="0.5cm" svg:height="0.4cm" svg:x="0.577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388cm" table:end-y="0.491cm" draw:z-index="290" draw:name="Grafik 2" draw:style-name="gr1" draw:text-style-name="P1" svg:width="0.4cm" svg:height="0.5cm" svg:x="0.575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87cm" table:end-y="0.491cm" draw:z-index="192" draw:name="Grafik 4" draw:style-name="gr1" draw:text-style-name="P1" svg:width="0.5cm" svg:height="0.5cm" svg:x="0.574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35cm" table:end-y="0.491cm" draw:z-index="160" draw:name="Grafik 6" draw:style-name="gr1" draw:text-style-name="P1" svg:width="0.45cm" svg:height="0.5cm" svg:x="0.572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84cm" table:end-y="0.491cm" draw:z-index="293" draw:name="Grafik 2" draw:style-name="gr1" draw:text-style-name="P1" svg:width="0.4cm" svg:height="0.5cm" svg:x="0.571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82cm" table:end-y="0.391cm" draw:z-index="96" draw:name="Grafik 5" draw:style-name="gr1" draw:text-style-name="P1" svg:width="0.5cm" svg:height="0.4cm" svg:x="0.569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81cm" table:end-y="0.491cm" draw:z-index="194" draw:name="Grafik 4" draw:style-name="gr1" draw:text-style-name="P1" svg:width="0.5cm" svg:height="0.5cm" svg:x="0.568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79cm" table:end-y="0.391cm" draw:z-index="98" draw:name="Grafik 5" draw:style-name="gr1" draw:text-style-name="P1" svg:width="0.5cm" svg:height="0.4cm" svg:x="0.566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78cm" table:end-y="0.391cm" draw:z-index="99" draw:name="Grafik 5" draw:style-name="gr1" draw:text-style-name="P1" svg:width="0.5cm" svg:height="0.4cm" svg:x="0.56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76cm" table:end-y="0.491cm" draw:z-index="298" draw:name="Grafik 2" draw:style-name="gr1" draw:text-style-name="P1" svg:width="0.4cm" svg:height="0.5cm" svg:x="0.563cm" svg:y="0.57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75cm" table:end-y="0.391cm" draw:z-index="101" draw:name="Grafik 5" draw:style-name="gr1" draw:text-style-name="P1" svg:width="0.5cm" svg:height="0.4cm" svg:x="0.561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74cm" table:end-y="0.391cm" draw:z-index="102" draw:name="Grafik 5" draw:style-name="gr1" draw:text-style-name="P1" svg:width="0.5cm" svg:height="0.4cm" svg:x="0.561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72cm" table:end-y="0.491cm" draw:z-index="202" draw:name="Grafik 4" draw:style-name="gr1" draw:text-style-name="P1" svg:width="0.5cm" svg:height="0.5cm" svg:x="0.559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71cm" table:end-y="0.391cm" draw:z-index="104" draw:name="Grafik 5" draw:style-name="gr1" draw:text-style-name="P1" svg:width="0.5cm" svg:height="0.4cm" svg:x="0.558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469cm" table:end-y="0.391cm" draw:z-index="106" draw:name="Grafik 5" draw:style-name="gr1" draw:text-style-name="P1" svg:width="0.5cm" svg:height="0.4cm" svg:x="0.556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468cm" table:end-y="0.391cm" draw:z-index="107" draw:name="Grafik 5" draw:style-name="gr1" draw:text-style-name="P1" svg:width="0.5cm" svg:height="0.4cm" svg:x="0.55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466cm" table:end-y="0.491cm" draw:z-index="206" draw:name="Grafik 4" draw:style-name="gr1" draw:text-style-name="P1" svg:width="0.5cm" svg:height="0.5cm" svg:x="0.553cm" svg:y="0.57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Y5" table:end-x="0.464cm" table:end-y="0.491cm" draw:z-index="273" draw:name="Grafik 3" draw:style-name="gr1" draw:text-style-name="P1" svg:width="0.5cm" svg:height="0.5cm" svg:x="0.551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Z5" table:end-x="0.463cm" table:end-y="0.391cm" draw:z-index="109" draw:name="Grafik 5" draw:style-name="gr1" draw:text-style-name="P1" svg:width="0.5cm" svg:height="0.4cm" svg:x="0.55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61cm" table:end-y="0.391cm" draw:z-index="110" draw:name="Grafik 5" draw:style-name="gr1" draw:text-style-name="P1" svg:width="0.5cm" svg:height="0.4cm" svg:x="0.548cm" svg:y="0.57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1cm" table:end-y="0.491cm" draw:z-index="144" draw:name="Grafik 9" draw:style-name="gr1" draw:text-style-name="P1" svg:width="0.45cm" svg:height="0.5cm" svg:x="0.547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408cm" table:end-y="0.491cm" draw:z-index="145" draw:name="Grafik 9" draw:style-name="gr1" draw:text-style-name="P1" svg:width="0.45cm" svg:height="0.5cm" svg:x="0.545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407cm" table:end-y="0.491cm" draw:z-index="147" draw:name="Grafik 9" draw:style-name="gr1" draw:text-style-name="P1" svg:width="0.45cm" svg:height="0.5cm" svg:x="0.544cm" svg:y="0.57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355cm" table:end-y="0.491cm" draw:z-index="246" draw:name="Grafik 8" draw:style-name="gr1" draw:text-style-name="P1" svg:width="0.4cm" svg:height="0.5cm" svg:x="0.542cm" svg:y="0.57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53cm" table:end-y="0.491cm" draw:z-index="280" draw:name="Grafik 3" draw:style-name="gr1" draw:text-style-name="P1" svg:width="0.5cm" svg:height="0.5cm" svg:x="0.54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02cm" table:end-y="0.491cm" draw:z-index="168" draw:name="Grafik 6" draw:style-name="gr1" draw:text-style-name="P1" svg:width="0.45cm" svg:height="0.5cm" svg:x="0.539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51cm" table:end-y="0.491cm" draw:z-index="282" draw:name="Grafik 3" draw:style-name="gr1" draw:text-style-name="P1" svg:width="0.5cm" svg:height="0.5cm" svg:x="0.537cm" svg:y="0.57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cm" table:end-y="0.491cm" draw:z-index="184" draw:name="Grafik 6" draw:style-name="gr1" draw:text-style-name="P1" svg:width="0.45cm" svg:height="0.5cm" svg:x="0.537cm" svg:y="0.57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348cm" table:end-y="0.491cm" draw:z-index="3" draw:name="Grafik 8" draw:style-name="gr1" draw:text-style-name="P1" svg:width="0.4cm" svg:height="0.5cm" svg:x="0.535cm" svg:y="0.57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4">
            <text:p>4</text:p>
            <draw:frame table:end-cell-address="Sheet1.B6" table:end-x="0.499cm" table:end-y="0.388cm" draw:z-index="14" draw:name="Grafik 5" draw:style-name="gr1" draw:text-style-name="P1" svg:width="0.5cm" svg:height="0.4cm" svg:x="0.585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48cm" table:end-y="0.488cm" draw:z-index="152" draw:name="Grafik 6" draw:style-name="gr1" draw:text-style-name="P1" svg:width="0.45cm" svg:height="0.5cm" svg:x="0.585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D6" table:end-x="0.396cm" table:end-y="0.488cm" draw:z-index="285" draw:name="Grafik 2" draw:style-name="gr1" draw:text-style-name="P1" svg:width="0.4cm" svg:height="0.5cm" svg:x="0.583cm" svg:y="0.575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E6" table:end-x="0.445cm" table:end-y="0.488cm" draw:z-index="121" draw:name="Grafik 9" draw:style-name="gr1" draw:text-style-name="P1" svg:width="0.45cm" svg:height="0.5cm" svg:x="0.582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93cm" table:end-y="0.488cm" draw:z-index="188" draw:name="Grafik 4" draw:style-name="gr1" draw:text-style-name="P1" svg:width="0.5cm" svg:height="0.5cm" svg:x="0.58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442cm" table:end-y="0.488cm" draw:z-index="156" draw:name="Grafik 6" draw:style-name="gr1" draw:text-style-name="P1" svg:width="0.45cm" svg:height="0.5cm" svg:x="0.579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9cm" table:end-y="0.488cm" draw:z-index="256" draw:name="Grafik 3" draw:style-name="gr1" draw:text-style-name="P1" svg:width="0.5cm" svg:height="0.5cm" svg:x="0.577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88cm" table:end-y="0.488cm" draw:z-index="191" draw:name="Grafik 4" draw:style-name="gr1" draw:text-style-name="P1" svg:width="0.5cm" svg:height="0.5cm" svg:x="0.57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J6" table:end-x="0.387cm" table:end-y="0.488cm" draw:z-index="291" draw:name="Grafik 2" draw:style-name="gr1" draw:text-style-name="P1" svg:width="0.4cm" svg:height="0.5cm" svg:x="0.574cm" svg:y="0.575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85cm" table:end-y="0.488cm" draw:z-index="193" draw:name="Grafik 4" draw:style-name="gr1" draw:text-style-name="P1" svg:width="0.5cm" svg:height="0.5cm" svg:x="0.572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84cm" table:end-y="0.488cm" draw:z-index="195" draw:name="Grafik 4" draw:style-name="gr1" draw:text-style-name="P1" svg:width="0.5cm" svg:height="0.5cm" svg:x="0.57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82cm" table:end-y="0.488cm" draw:z-index="196" draw:name="Grafik 4" draw:style-name="gr1" draw:text-style-name="P1" svg:width="0.5cm" svg:height="0.5cm" svg:x="0.569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31cm" table:end-y="0.488cm" draw:z-index="163" draw:name="Grafik 6" draw:style-name="gr1" draw:text-style-name="P1" svg:width="0.45cm" svg:height="0.5cm" svg:x="0.568cm" svg:y="0.575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79cm" table:end-y="0.488cm" draw:z-index="197" draw:name="Grafik 4" draw:style-name="gr1" draw:text-style-name="P1" svg:width="0.5cm" svg:height="0.5cm" svg:x="0.566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78cm" table:end-y="0.488cm" draw:z-index="198" draw:name="Grafik 4" draw:style-name="gr1" draw:text-style-name="P1" svg:width="0.5cm" svg:height="0.5cm" svg:x="0.56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26cm" table:end-y="0.488cm" draw:z-index="133" draw:name="Grafik 9" draw:style-name="gr1" draw:text-style-name="P1" svg:width="0.45cm" svg:height="0.5cm" svg:x="0.563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75cm" table:end-y="0.488cm" draw:z-index="200" draw:name="Grafik 4" draw:style-name="gr1" draw:text-style-name="P1" svg:width="0.5cm" svg:height="0.5cm" svg:x="0.56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4cm" table:end-y="0.488cm" draw:z-index="267" draw:name="Grafik 3" draw:style-name="gr1" draw:text-style-name="P1" svg:width="0.5cm" svg:height="0.5cm" svg:x="0.561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72cm" table:end-y="0.388cm" draw:z-index="103" draw:name="Grafik 5" draw:style-name="gr1" draw:text-style-name="P1" svg:width="0.5cm" svg:height="0.4cm" svg:x="0.559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71cm" table:end-y="0.488cm" draw:z-index="203" draw:name="Grafik 4" draw:style-name="gr1" draw:text-style-name="P1" svg:width="0.5cm" svg:height="0.5cm" svg:x="0.558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69cm" table:end-y="0.488cm" draw:z-index="204" draw:name="Grafik 4" draw:style-name="gr1" draw:text-style-name="P1" svg:width="0.5cm" svg:height="0.5cm" svg:x="0.556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68cm" table:end-y="0.488cm" draw:z-index="205" draw:name="Grafik 4" draw:style-name="gr1" draw:text-style-name="P1" svg:width="0.5cm" svg:height="0.5cm" svg:x="0.55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6cm" table:end-y="0.388cm" draw:z-index="105" draw:name="Grafik 5" draw:style-name="gr1" draw:text-style-name="P1" svg:width="0.5cm" svg:height="0.4cm" svg:x="0.553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4cm" table:end-y="0.488cm" draw:z-index="207" draw:name="Grafik 4" draw:style-name="gr1" draw:text-style-name="P1" svg:width="0.5cm" svg:height="0.5cm" svg:x="0.551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488cm" draw:z-index="274" draw:name="Grafik 3" draw:style-name="gr1" draw:text-style-name="P1" svg:width="0.5cm" svg:height="0.5cm" svg:x="0.55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61cm" table:end-y="0.488cm" draw:z-index="275" draw:name="Grafik 3" draw:style-name="gr1" draw:text-style-name="P1" svg:width="0.5cm" svg:height="0.5cm" svg:x="0.548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46cm" table:end-y="0.388cm" draw:z-index="111" draw:name="Grafik 5" draw:style-name="gr1" draw:text-style-name="P1" svg:width="0.5cm" svg:height="0.4cm" svg:x="0.547cm" svg:y="0.575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58cm" table:end-y="0.488cm" draw:z-index="211" draw:name="Grafik 4" draw:style-name="gr1" draw:text-style-name="P1" svg:width="0.5cm" svg:height="0.5cm" svg:x="0.54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57cm" table:end-y="0.488cm" draw:z-index="212" draw:name="Grafik 4" draw:style-name="gr1" draw:text-style-name="P1" svg:width="0.5cm" svg:height="0.5cm" svg:x="0.544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05cm" table:end-y="0.488cm" draw:z-index="146" draw:name="Grafik 9" draw:style-name="gr1" draw:text-style-name="P1" svg:width="0.45cm" svg:height="0.5cm" svg:x="0.542cm" svg:y="0.57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53cm" table:end-y="0.488cm" draw:z-index="247" draw:name="Grafik 8" draw:style-name="gr1" draw:text-style-name="P1" svg:width="0.4cm" svg:height="0.5cm" svg:x="0.54cm" svg:y="0.57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52cm" table:end-y="0.488cm" draw:z-index="281" draw:name="Grafik 3" draw:style-name="gr1" draw:text-style-name="P1" svg:width="0.5cm" svg:height="0.5cm" svg:x="0.539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51cm" table:end-y="0.488cm" draw:z-index="216" draw:name="Grafik 4" draw:style-name="gr1" draw:text-style-name="P1" svg:width="0.5cm" svg:height="0.5cm" svg:x="0.537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45cm" table:end-y="0.488cm" draw:z-index="283" draw:name="Grafik 3" draw:style-name="gr1" draw:text-style-name="P1" svg:width="0.5cm" svg:height="0.5cm" svg:x="0.537cm" svg:y="0.57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48cm" table:end-y="0.488cm" draw:z-index="4" draw:name="Grafik 4" draw:style-name="gr1" draw:text-style-name="P1" svg:width="0.5cm" svg:height="0.5cm" svg:x="0.535cm" svg:y="0.575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5">
            <text:p>5</text:p>
            <draw:frame table:end-cell-address="Sheet1.B7" table:end-x="0.399cm" table:end-y="0.486cm" draw:z-index="15" draw:name="Grafik 2" draw:style-name="gr1" draw:text-style-name="P1" svg:width="0.4cm" svg:height="0.5cm" svg:x="0.585cm" svg:y="0.573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C7" table:end-x="0.498cm" table:end-y="0.486cm" draw:z-index="185" draw:name="Grafik 4" draw:style-name="gr1" draw:text-style-name="P1" svg:width="0.5cm" svg:height="0.5cm" svg:x="0.585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46cm" table:end-y="0.486cm" draw:z-index="54" draw:name="Grafik 5" draw:style-name="gr1" draw:text-style-name="P1" svg:width="0.45cm" svg:height="0.5cm" svg:x="0.583cm" svg:y="0.57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45cm" table:end-y="0.486cm" draw:z-index="154" draw:name="Grafik 6" draw:style-name="gr1" draw:text-style-name="P1" svg:width="0.45cm" svg:height="0.5cm" svg:x="0.582cm" svg:y="0.57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443cm" table:end-y="0.486cm" draw:z-index="122" draw:name="Grafik 9" draw:style-name="gr1" draw:text-style-name="P1" svg:width="0.45cm" svg:height="0.5cm" svg:x="0.5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G7" table:end-x="0.392cm" table:end-y="0.486cm" draw:z-index="222" draw:name="Grafik 8" draw:style-name="gr1" draw:text-style-name="P1" svg:width="0.4cm" svg:height="0.5cm" svg:x="0.579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H7" table:end-x="0.39cm" table:end-y="0.486cm" draw:z-index="223" draw:name="Grafik 8" draw:style-name="gr1" draw:text-style-name="P1" svg:width="0.4cm" svg:height="0.5cm" svg:x="0.577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488cm" table:end-y="0.486cm" draw:z-index="257" draw:name="Grafik 3" draw:style-name="gr1" draw:text-style-name="P1" svg:width="0.5cm" svg:height="0.5cm" svg:x="0.575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J7" table:end-x="0.387cm" table:end-y="0.486cm" draw:z-index="225" draw:name="Grafik 8" draw:style-name="gr1" draw:text-style-name="P1" svg:width="0.4cm" svg:height="0.5cm" svg:x="0.574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85cm" table:end-y="0.486cm" draw:z-index="259" draw:name="Grafik 3" draw:style-name="gr1" draw:text-style-name="P1" svg:width="0.5cm" svg:height="0.5cm" svg:x="0.572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84cm" table:end-y="0.486cm" draw:z-index="227" draw:name="Grafik 8" draw:style-name="gr1" draw:text-style-name="P1" svg:width="0.4cm" svg:height="0.5cm" svg:x="0.571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82cm" table:end-y="0.486cm" draw:z-index="229" draw:name="Grafik 8" draw:style-name="gr1" draw:text-style-name="P1" svg:width="0.4cm" svg:height="0.5cm" svg:x="0.569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81cm" table:end-y="0.486cm" draw:z-index="230" draw:name="Grafik 8" draw:style-name="gr1" draw:text-style-name="P1" svg:width="0.4cm" svg:height="0.5cm" svg:x="0.568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79cm" table:end-y="0.486cm" draw:z-index="263" draw:name="Grafik 3" draw:style-name="gr1" draw:text-style-name="P1" svg:width="0.5cm" svg:height="0.5cm" svg:x="0.566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78cm" table:end-y="0.486cm" draw:z-index="264" draw:name="Grafik 3" draw:style-name="gr1" draw:text-style-name="P1" svg:width="0.5cm" svg:height="0.5cm" svg:x="0.565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Q7" table:end-x="0.476cm" table:end-y="0.486cm" draw:z-index="199" draw:name="Grafik 4" draw:style-name="gr1" draw:text-style-name="P1" svg:width="0.5cm" svg:height="0.5cm" svg:x="0.563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75cm" table:end-y="0.486cm" draw:z-index="266" draw:name="Grafik 3" draw:style-name="gr1" draw:text-style-name="P1" svg:width="0.5cm" svg:height="0.5cm" svg:x="0.561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4cm" table:end-y="0.486cm" draw:z-index="201" draw:name="Grafik 4" draw:style-name="gr1" draw:text-style-name="P1" svg:width="0.5cm" svg:height="0.5cm" svg:x="0.561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2cm" table:end-y="0.486cm" draw:z-index="268" draw:name="Grafik 3" draw:style-name="gr1" draw:text-style-name="P1" svg:width="0.5cm" svg:height="0.5cm" svg:x="0.559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21cm" table:end-y="0.486cm" draw:z-index="135" draw:name="Grafik 9" draw:style-name="gr1" draw:text-style-name="P1" svg:width="0.45cm" svg:height="0.5cm" svg:x="0.55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19cm" table:end-y="0.486cm" draw:z-index="139" draw:name="Grafik 9" draw:style-name="gr1" draw:text-style-name="P1" svg:width="0.45cm" svg:height="0.5cm" svg:x="0.556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18cm" table:end-y="0.486cm" draw:z-index="140" draw:name="Grafik 9" draw:style-name="gr1" draw:text-style-name="P1" svg:width="0.45cm" svg:height="0.5cm" svg:x="0.555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6cm" table:end-y="0.486cm" draw:z-index="272" draw:name="Grafik 3" draw:style-name="gr1" draw:text-style-name="P1" svg:width="0.5cm" svg:height="0.5cm" svg:x="0.553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4cm" table:end-y="0.386cm" draw:z-index="108" draw:name="Grafik 5" draw:style-name="gr1" draw:text-style-name="P1" svg:width="0.5cm" svg:height="0.4cm" svg:x="0.551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486cm" draw:z-index="208" draw:name="Grafik 4" draw:style-name="gr1" draw:text-style-name="P1" svg:width="0.5cm" svg:height="0.5cm" svg:x="0.55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11cm" table:end-y="0.486cm" draw:z-index="143" draw:name="Grafik 9" draw:style-name="gr1" draw:text-style-name="P1" svg:width="0.45cm" svg:height="0.5cm" svg:x="0.548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6cm" table:end-y="0.486cm" draw:z-index="276" draw:name="Grafik 3" draw:style-name="gr1" draw:text-style-name="P1" svg:width="0.5cm" svg:height="0.5cm" svg:x="0.547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58cm" table:end-y="0.386cm" draw:z-index="112" draw:name="Grafik 5" draw:style-name="gr1" draw:text-style-name="P1" svg:width="0.5cm" svg:height="0.4cm" svg:x="0.545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7cm" table:end-y="0.486cm" draw:z-index="245" draw:name="Grafik 8" draw:style-name="gr1" draw:text-style-name="P1" svg:width="0.4cm" svg:height="0.5cm" svg:x="0.544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55cm" table:end-y="0.486cm" draw:z-index="279" draw:name="Grafik 3" draw:style-name="gr1" draw:text-style-name="P1" svg:width="0.5cm" svg:height="0.5cm" svg:x="0.542cm" svg:y="0.573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03cm" table:end-y="0.486cm" draw:z-index="148" draw:name="Grafik 9" draw:style-name="gr1" draw:text-style-name="P1" svg:width="0.45cm" svg:height="0.5cm" svg:x="0.54cm" svg:y="0.57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52cm" table:end-y="0.486cm" draw:z-index="215" draw:name="Grafik 4" draw:style-name="gr1" draw:text-style-name="P1" svg:width="0.5cm" svg:height="0.5cm" svg:x="0.539cm" svg:y="0.573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351cm" table:end-y="0.486cm" draw:z-index="249" draw:name="Grafik 8" draw:style-name="gr1" draw:text-style-name="P1" svg:width="0.4cm" svg:height="0.5cm" svg:x="0.537cm" svg:y="0.573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5cm" table:end-y="0.386cm" draw:z-index="118" draw:name="Grafik 5" draw:style-name="gr1" draw:text-style-name="P1" svg:width="0.5cm" svg:height="0.4cm" svg:x="0.537cm" svg:y="0.573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98cm" table:end-y="0.486cm" draw:z-index="5" draw:name="Grafik 6" draw:style-name="gr1" draw:text-style-name="P1" svg:width="0.45cm" svg:height="0.5cm" svg:x="0.535cm" svg:y="0.573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6">
            <text:p>6</text:p>
            <draw:frame table:end-cell-address="Sheet1.B8" table:end-x="0.449cm" table:end-y="0.483cm" draw:z-index="16" draw:name="Grafik 9" draw:style-name="gr1" draw:text-style-name="P1" svg:width="0.45cm" svg:height="0.5cm" svg:x="0.58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98cm" table:end-y="0.483cm" draw:z-index="218" draw:name="Grafik 8" draw:style-name="gr1" draw:text-style-name="P1" svg:width="0.4cm" svg:height="0.5cm" svg:x="0.58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96cm" table:end-y="0.483cm" draw:z-index="252" draw:name="Grafik 3" draw:style-name="gr1" draw:text-style-name="P1" svg:width="0.5cm" svg:height="0.5cm" svg:x="0.583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95cm" table:end-y="0.483cm" draw:z-index="220" draw:name="Grafik 8" draw:style-name="gr1" draw:text-style-name="P1" svg:width="0.4cm" svg:height="0.5cm" svg:x="0.582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93cm" table:end-y="0.483cm" draw:z-index="254" draw:name="Grafik 3" draw:style-name="gr1" draw:text-style-name="P1" svg:width="0.5cm" svg:height="0.5cm" svg:x="0.5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G8" table:end-x="0.492cm" table:end-y="0.383cm" draw:z-index="90" draw:name="Grafik 5" draw:style-name="gr1" draw:text-style-name="P1" svg:width="0.5cm" svg:height="0.4cm" svg:x="0.579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39cm" table:end-y="0.483cm" draw:z-index="289" draw:name="Grafik 2" draw:style-name="gr1" draw:text-style-name="P1" svg:width="0.4cm" svg:height="0.5cm" svg:x="0.577cm" svg:y="0.57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I8" table:end-x="0.388cm" table:end-y="0.483cm" draw:z-index="224" draw:name="Grafik 8" draw:style-name="gr1" draw:text-style-name="P1" svg:width="0.4cm" svg:height="0.5cm" svg:x="0.57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437cm" table:end-y="0.483cm" draw:z-index="126" draw:name="Grafik 9" draw:style-name="gr1" draw:text-style-name="P1" svg:width="0.45cm" svg:height="0.5cm" svg:x="0.574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127" draw:name="Grafik 9" draw:style-name="gr1" draw:text-style-name="P1" svg:width="0.45cm" svg:height="0.5cm" svg:x="0.572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84cm" table:end-y="0.483cm" draw:z-index="260" draw:name="Grafik 3" draw:style-name="gr1" draw:text-style-name="P1" svg:width="0.5cm" svg:height="0.5cm" svg:x="0.571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82cm" table:end-y="0.483cm" draw:z-index="261" draw:name="Grafik 3" draw:style-name="gr1" draw:text-style-name="P1" svg:width="0.5cm" svg:height="0.5cm" svg:x="0.569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81cm" table:end-y="0.483cm" draw:z-index="262" draw:name="Grafik 3" draw:style-name="gr1" draw:text-style-name="P1" svg:width="0.5cm" svg:height="0.5cm" svg:x="0.56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79cm" table:end-y="0.483cm" draw:z-index="228" draw:name="Grafik 8" draw:style-name="gr1" draw:text-style-name="P1" svg:width="0.4cm" svg:height="0.5cm" svg:x="0.566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28cm" table:end-y="0.483cm" draw:z-index="129" draw:name="Grafik 9" draw:style-name="gr1" draw:text-style-name="P1" svg:width="0.45cm" svg:height="0.5cm" svg:x="0.56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76cm" table:end-y="0.483cm" draw:z-index="265" draw:name="Grafik 3" draw:style-name="gr1" draw:text-style-name="P1" svg:width="0.5cm" svg:height="0.5cm" svg:x="0.563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25cm" table:end-y="0.483cm" draw:z-index="134" draw:name="Grafik 9" draw:style-name="gr1" draw:text-style-name="P1" svg:width="0.45cm" svg:height="0.5cm" svg:x="0.561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S8" table:end-x="0.424cm" table:end-y="0.483cm" draw:z-index="136" draw:name="Grafik 9" draw:style-name="gr1" draw:text-style-name="P1" svg:width="0.45cm" svg:height="0.5cm" svg:x="0.561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22cm" table:end-y="0.483cm" draw:z-index="137" draw:name="Grafik 9" draw:style-name="gr1" draw:text-style-name="P1" svg:width="0.45cm" svg:height="0.5cm" svg:x="0.559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71cm" table:end-y="0.483cm" draw:z-index="269" draw:name="Grafik 3" draw:style-name="gr1" draw:text-style-name="P1" svg:width="0.5cm" svg:height="0.5cm" svg:x="0.558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69cm" table:end-y="0.483cm" draw:z-index="270" draw:name="Grafik 3" draw:style-name="gr1" draw:text-style-name="P1" svg:width="0.5cm" svg:height="0.5cm" svg:x="0.556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68cm" table:end-y="0.483cm" draw:z-index="271" draw:name="Grafik 3" draw:style-name="gr1" draw:text-style-name="P1" svg:width="0.5cm" svg:height="0.5cm" svg:x="0.555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16cm" table:end-y="0.483cm" draw:z-index="138" draw:name="Grafik 9" draw:style-name="gr1" draw:text-style-name="P1" svg:width="0.45cm" svg:height="0.5cm" svg:x="0.553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Y8" table:end-x="0.364cm" table:end-y="0.483cm" draw:z-index="233" draw:name="Grafik 8" draw:style-name="gr1" draw:text-style-name="P1" svg:width="0.4cm" svg:height="0.5cm" svg:x="0.551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63cm" table:end-y="0.483cm" draw:z-index="242" draw:name="Grafik 8" draw:style-name="gr1" draw:text-style-name="P1" svg:width="0.4cm" svg:height="0.5cm" svg:x="0.55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361cm" table:end-y="0.483cm" draw:z-index="243" draw:name="Grafik 8" draw:style-name="gr1" draw:text-style-name="P1" svg:width="0.4cm" svg:height="0.5cm" svg:x="0.548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36cm" table:end-y="0.483cm" draw:z-index="244" draw:name="Grafik 8" draw:style-name="gr1" draw:text-style-name="P1" svg:width="0.4cm" svg:height="0.5cm" svg:x="0.547cm" svg:y="0.57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58cm" table:end-y="0.483cm" draw:z-index="277" draw:name="Grafik 3" draw:style-name="gr1" draw:text-style-name="P1" svg:width="0.5cm" svg:height="0.5cm" svg:x="0.545cm" svg:y="0.57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57cm" table:end-y="0.383cm" draw:z-index="113" draw:name="Grafik 5" draw:style-name="gr1" draw:text-style-name="P1" svg:width="0.5cm" svg:height="0.4cm" svg:x="0.544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55cm" table:end-y="0.483cm" draw:z-index="213" draw:name="Grafik 4" draw:style-name="gr1" draw:text-style-name="P1" svg:width="0.5cm" svg:height="0.5cm" svg:x="0.542cm" svg:y="0.57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53cm" table:end-y="0.383cm" draw:z-index="115" draw:name="Grafik 5" draw:style-name="gr1" draw:text-style-name="P1" svg:width="0.5cm" svg:height="0.4cm" svg:x="0.54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02cm" table:end-y="0.483cm" draw:z-index="149" draw:name="Grafik 9" draw:style-name="gr1" draw:text-style-name="P1" svg:width="0.45cm" svg:height="0.5cm" svg:x="0.539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51cm" table:end-y="0.383cm" draw:z-index="117" draw:name="Grafik 5" draw:style-name="gr1" draw:text-style-name="P1" svg:width="0.5cm" svg:height="0.4cm" svg:x="0.537cm" svg:y="0.57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5cm" table:end-y="0.483cm" draw:z-index="217" draw:name="Grafik 4" draw:style-name="gr1" draw:text-style-name="P1" svg:width="0.5cm" svg:height="0.5cm" svg:x="0.537cm" svg:y="0.57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98cm" table:end-y="0.483cm" draw:z-index="6" draw:name="Grafik 9" draw:style-name="gr1" draw:text-style-name="P1" svg:width="0.45cm" svg:height="0.5cm" svg:x="0.535cm" svg:y="0.57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7">
            <text:p>7</text:p>
            <draw:frame table:end-cell-address="Sheet1.B9" table:end-x="0.449cm" table:end-y="0.481cm" draw:z-index="17" draw:name="Grafik 6" draw:style-name="gr1" draw:text-style-name="P1" svg:width="0.45cm" svg:height="0.5cm" svg:x="0.585cm" svg:y="0.56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98cm" table:end-y="0.481cm" draw:z-index="284" draw:name="Grafik 2" draw:style-name="gr1" draw:text-style-name="P1" svg:width="0.4cm" svg:height="0.5cm" svg:x="0.585cm" svg:y="0.568cm">
              <draw:image xlink:href="Pictures/10000000000000FD00000154C10FBA03.jp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46cm" table:end-y="0.481cm" draw:z-index="153" draw:name="Grafik 6" draw:style-name="gr1" draw:text-style-name="P1" svg:width="0.45cm" svg:height="0.5cm" svg:x="0.583cm" svg:y="0.568cm">
              <draw:image xlink:href="Pictures/10000000000000D6000000ECC2E7EF60.jp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45cm" table:end-y="0.481cm" draw:z-index="55" draw:name="Grafik 5" draw:style-name="gr1" draw:text-style-name="P1" svg:width="0.45cm" svg:height="0.5cm" svg:x="0.582cm" svg:y="0.568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393cm" table:end-y="0.481cm" draw:z-index="221" draw:name="Grafik 8" draw:style-name="gr1" draw:text-style-name="P1" svg:width="0.4cm" svg:height="0.5cm" svg:x="0.58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G9" table:end-x="0.442cm" table:end-y="0.481cm" draw:z-index="123" draw:name="Grafik 9" draw:style-name="gr1" draw:text-style-name="P1" svg:width="0.45cm" svg:height="0.5cm" svg:x="0.579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9cm" table:end-y="0.481cm" draw:z-index="25" draw:name="Grafik 7" draw:style-name="gr1" draw:text-style-name="P1" svg:width="0.5cm" svg:height="0.5cm" svg:x="0.577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88cm" table:end-y="0.481cm" draw:z-index="26" draw:name="Grafik 7" draw:style-name="gr1" draw:text-style-name="P1" svg:width="0.5cm" svg:height="0.5cm" svg:x="0.575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87cm" table:end-y="0.481cm" draw:z-index="258" draw:name="Grafik 3" draw:style-name="gr1" draw:text-style-name="P1" svg:width="0.5cm" svg:height="0.5cm" svg:x="0.574cm" svg:y="0.56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85cm" table:end-y="0.481cm" draw:z-index="226" draw:name="Grafik 8" draw:style-name="gr1" draw:text-style-name="P1" svg:width="0.4cm" svg:height="0.5cm" svg:x="0.572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34cm" table:end-y="0.481cm" draw:z-index="128" draw:name="Grafik 9" draw:style-name="gr1" draw:text-style-name="P1" svg:width="0.45cm" svg:height="0.5cm" svg:x="0.571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32cm" table:end-y="0.481cm" draw:z-index="130" draw:name="Grafik 9" draw:style-name="gr1" draw:text-style-name="P1" svg:width="0.45cm" svg:height="0.5cm" svg:x="0.569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31cm" table:end-y="0.481cm" draw:z-index="131" draw:name="Grafik 9" draw:style-name="gr1" draw:text-style-name="P1" svg:width="0.45cm" svg:height="0.5cm" svg:x="0.568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29cm" table:end-y="0.481cm" draw:z-index="132" draw:name="Grafik 9" draw:style-name="gr1" draw:text-style-name="P1" svg:width="0.45cm" svg:height="0.5cm" svg:x="0.566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78cm" table:end-y="0.481cm" draw:z-index="33" draw:name="Grafik 7" draw:style-name="gr1" draw:text-style-name="P1" svg:width="0.5cm" svg:height="0.5cm" svg:x="0.565cm" svg:y="0.568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76cm" table:end-y="0.481cm" draw:z-index="232" draw:name="Grafik 8" draw:style-name="gr1" draw:text-style-name="P1" svg:width="0.4cm" svg:height="0.5cm" svg:x="0.563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75cm" table:end-y="0.481cm" draw:z-index="234" draw:name="Grafik 8" draw:style-name="gr1" draw:text-style-name="P1" svg:width="0.4cm" svg:height="0.5cm" svg:x="0.561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S9" table:end-x="0.374cm" table:end-y="0.481cm" draw:z-index="235" draw:name="Grafik 8" draw:style-name="gr1" draw:text-style-name="P1" svg:width="0.4cm" svg:height="0.5cm" svg:x="0.561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2cm" table:end-y="0.481cm" draw:z-index="236" draw:name="Grafik 8" draw:style-name="gr1" draw:text-style-name="P1" svg:width="0.4cm" svg:height="0.5cm" svg:x="0.559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71cm" table:end-y="0.481cm" draw:z-index="237" draw:name="Grafik 8" draw:style-name="gr1" draw:text-style-name="P1" svg:width="0.4cm" svg:height="0.5cm" svg:x="0.558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69cm" table:end-y="0.481cm" draw:z-index="238" draw:name="Grafik 8" draw:style-name="gr1" draw:text-style-name="P1" svg:width="0.4cm" svg:height="0.5cm" svg:x="0.556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W9" table:end-x="0.368cm" table:end-y="0.481cm" draw:z-index="239" draw:name="Grafik 8" draw:style-name="gr1" draw:text-style-name="P1" svg:width="0.4cm" svg:height="0.5cm" svg:x="0.555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6cm" table:end-y="0.481cm" draw:z-index="240" draw:name="Grafik 8" draw:style-name="gr1" draw:text-style-name="P1" svg:width="0.4cm" svg:height="0.5cm" svg:x="0.553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14cm" table:end-y="0.481cm" draw:z-index="141" draw:name="Grafik 9" draw:style-name="gr1" draw:text-style-name="P1" svg:width="0.45cm" svg:height="0.5cm" svg:x="0.551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13cm" table:end-y="0.481cm" draw:z-index="142" draw:name="Grafik 9" draw:style-name="gr1" draw:text-style-name="P1" svg:width="0.45cm" svg:height="0.5cm" svg:x="0.55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61cm" table:end-y="0.481cm" draw:z-index="209" draw:name="Grafik 4" draw:style-name="gr1" draw:text-style-name="P1" svg:width="0.5cm" svg:height="0.5cm" svg:x="0.548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6cm" table:end-y="0.481cm" draw:z-index="210" draw:name="Grafik 4" draw:style-name="gr1" draw:text-style-name="P1" svg:width="0.5cm" svg:height="0.5cm" svg:x="0.547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358cm" table:end-y="0.481cm" draw:z-index="241" draw:name="Grafik 8" draw:style-name="gr1" draw:text-style-name="P1" svg:width="0.4cm" svg:height="0.5cm" svg:x="0.545cm" svg:y="0.568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57cm" table:end-y="0.481cm" draw:z-index="278" draw:name="Grafik 3" draw:style-name="gr1" draw:text-style-name="P1" svg:width="0.5cm" svg:height="0.5cm" svg:x="0.544cm" svg:y="0.568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455cm" table:end-y="0.381cm" draw:z-index="114" draw:name="Grafik 5" draw:style-name="gr1" draw:text-style-name="P1" svg:width="0.5cm" svg:height="0.4cm" svg:x="0.542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53cm" table:end-y="0.481cm" draw:z-index="214" draw:name="Grafik 4" draw:style-name="gr1" draw:text-style-name="P1" svg:width="0.5cm" svg:height="0.5cm" svg:x="0.54cm" svg:y="0.568cm">
              <draw:image xlink:href="Pictures/10000000000002D5000002D538AC9B4C.jp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52cm" table:end-y="0.381cm" draw:z-index="116" draw:name="Grafik 5" draw:style-name="gr1" draw:text-style-name="P1" svg:width="0.5cm" svg:height="0.4cm" svg:x="0.539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01cm" table:end-y="0.481cm" draw:z-index="150" draw:name="Grafik 9" draw:style-name="gr1" draw:text-style-name="P1" svg:width="0.45cm" svg:height="0.5cm" svg:x="0.537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cm" table:end-y="0.481cm" draw:z-index="151" draw:name="Grafik 9" draw:style-name="gr1" draw:text-style-name="P1" svg:width="0.45cm" svg:height="0.5cm" svg:x="0.537cm" svg:y="0.568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48cm" table:end-y="0.381cm" draw:z-index="9" draw:name="Grafik 5" draw:style-name="gr1" draw:text-style-name="P1" svg:width="0.5cm" svg:height="0.4cm" svg:x="0.535cm" svg:y="0.568cm">
              <draw:image xlink:href="Pictures/10000201000007D0000003D913B82B80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18" draw:name="Grafik 3" draw:style-name="gr1" draw:text-style-name="P1" svg:width="0.5cm" svg:height="0.5cm" svg:x="0.585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498cm" table:end-y="0.478cm" draw:z-index="251" draw:name="Grafik 3" draw:style-name="gr1" draw:text-style-name="P1" svg:width="0.5cm" svg:height="0.5cm" svg:x="0.585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396cm" table:end-y="0.478cm" draw:z-index="219" draw:name="Grafik 8" draw:style-name="gr1" draw:text-style-name="P1" svg:width="0.4cm" svg:height="0.5cm" svg:x="0.583cm" svg:y="0.56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95cm" table:end-y="0.478cm" draw:z-index="253" draw:name="Grafik 3" draw:style-name="gr1" draw:text-style-name="P1" svg:width="0.5cm" svg:height="0.5cm" svg:x="0.582cm" svg:y="0.565cm">
              <draw:image xlink:href="Pictures/100000000000016E0000016E1B1F42E4.jp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493cm" table:end-y="0.478cm" draw:z-index="21" draw:name="Grafik 7" draw:style-name="gr1" draw:text-style-name="P1" svg:width="0.5cm" svg:height="0.5cm" svg:x="0.58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92cm" table:end-y="0.478cm" draw:z-index="24" draw:name="Grafik 7" draw:style-name="gr1" draw:text-style-name="P1" svg:width="0.5cm" svg:height="0.5cm" svg:x="0.57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4cm" table:end-y="0.478cm" draw:z-index="124" draw:name="Grafik 9" draw:style-name="gr1" draw:text-style-name="P1" svg:width="0.45cm" svg:height="0.5cm" svg:x="0.577cm" svg:y="0.565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38cm" table:end-y="0.478cm" draw:z-index="59" draw:name="Grafik 5" draw:style-name="gr1" draw:text-style-name="P1" svg:width="0.45cm" svg:height="0.5cm" svg:x="0.57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437cm" table:end-y="0.478cm" draw:z-index="60" draw:name="Grafik 5" draw:style-name="gr1" draw:text-style-name="P1" svg:width="0.45cm" svg:height="0.5cm" svg:x="0.57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85cm" table:end-y="0.478cm" draw:z-index="28" draw:name="Grafik 7" draw:style-name="gr1" draw:text-style-name="P1" svg:width="0.5cm" svg:height="0.5cm" svg:x="0.572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84cm" table:end-y="0.478cm" draw:z-index="30" draw:name="Grafik 7" draw:style-name="gr1" draw:text-style-name="P1" svg:width="0.5cm" svg:height="0.5cm" svg:x="0.57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82cm" table:end-y="0.478cm" draw:z-index="31" draw:name="Grafik 7" draw:style-name="gr1" draw:text-style-name="P1" svg:width="0.5cm" svg:height="0.5cm" svg:x="0.56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31cm" table:end-y="0.478cm" draw:z-index="64" draw:name="Grafik 5" draw:style-name="gr1" draw:text-style-name="P1" svg:width="0.45cm" svg:height="0.5cm" svg:x="0.568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79cm" table:end-y="0.478cm" draw:z-index="32" draw:name="Grafik 7" draw:style-name="gr1" draw:text-style-name="P1" svg:width="0.5cm" svg:height="0.5cm" svg:x="0.566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78cm" table:end-y="0.478cm" draw:z-index="231" draw:name="Grafik 8" draw:style-name="gr1" draw:text-style-name="P1" svg:width="0.4cm" svg:height="0.5cm" svg:x="0.565cm" svg:y="0.565cm">
              <draw:image xlink:href="Pictures/10000000000000AA000000F49D949301.jp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76cm" table:end-y="0.478cm" draw:z-index="34" draw:name="Grafik 7" draw:style-name="gr1" draw:text-style-name="P1" svg:width="0.5cm" svg:height="0.5cm" svg:x="0.563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75cm" table:end-y="0.478cm" draw:z-index="36" draw:name="Grafik 7" draw:style-name="gr1" draw:text-style-name="P1" svg:width="0.5cm" svg:height="0.5cm" svg:x="0.56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74cm" table:end-y="0.478cm" draw:z-index="37" draw:name="Grafik 7" draw:style-name="gr1" draw:text-style-name="P1" svg:width="0.5cm" svg:height="0.5cm" svg:x="0.561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2cm" table:end-y="0.478cm" draw:z-index="38" draw:name="Grafik 7" draw:style-name="gr1" draw:text-style-name="P1" svg:width="0.5cm" svg:height="0.5cm" svg:x="0.559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71cm" table:end-y="0.478cm" draw:z-index="39" draw:name="Grafik 7" draw:style-name="gr1" draw:text-style-name="P1" svg:width="0.5cm" svg:height="0.5cm" svg:x="0.558cm" svg:y="0.565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19cm" table:end-y="0.478cm" draw:z-index="72" draw:name="Grafik 5" draw:style-name="gr1" draw:text-style-name="P1" svg:width="0.45cm" svg:height="0.5cm" svg:x="0.556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18cm" table:end-y="0.478cm" draw:z-index="73" draw:name="Grafik 5" draw:style-name="gr1" draw:text-style-name="P1" svg:width="0.45cm" svg:height="0.5cm" svg:x="0.55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16cm" table:end-y="0.478cm" draw:z-index="74" draw:name="Grafik 5" draw:style-name="gr1" draw:text-style-name="P1" svg:width="0.45cm" svg:height="0.5cm" svg:x="0.553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414cm" table:end-y="0.478cm" draw:z-index="75" draw:name="Grafik 5" draw:style-name="gr1" draw:text-style-name="P1" svg:width="0.45cm" svg:height="0.5cm" svg:x="0.551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13cm" table:end-y="0.478cm" draw:z-index="76" draw:name="Grafik 5" draw:style-name="gr1" draw:text-style-name="P1" svg:width="0.45cm" svg:height="0.5cm" svg:x="0.5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11cm" table:end-y="0.478cm" draw:z-index="77" draw:name="Grafik 5" draw:style-name="gr1" draw:text-style-name="P1" svg:width="0.45cm" svg:height="0.5cm" svg:x="0.548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78" draw:name="Grafik 5" draw:style-name="gr1" draw:text-style-name="P1" svg:width="0.45cm" svg:height="0.5cm" svg:x="0.54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08cm" table:end-y="0.478cm" draw:z-index="79" draw:name="Grafik 5" draw:style-name="gr1" draw:text-style-name="P1" svg:width="0.45cm" svg:height="0.5cm" svg:x="0.54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07cm" table:end-y="0.478cm" draw:z-index="80" draw:name="Grafik 5" draw:style-name="gr1" draw:text-style-name="P1" svg:width="0.45cm" svg:height="0.5cm" svg:x="0.54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05cm" table:end-y="0.478cm" draw:z-index="81" draw:name="Grafik 5" draw:style-name="gr1" draw:text-style-name="P1" svg:width="0.45cm" svg:height="0.5cm" svg:x="0.542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03cm" table:end-y="0.478cm" draw:z-index="82" draw:name="Grafik 5" draw:style-name="gr1" draw:text-style-name="P1" svg:width="0.45cm" svg:height="0.5cm" svg:x="0.54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02cm" table:end-y="0.478cm" draw:z-index="83" draw:name="Grafik 5" draw:style-name="gr1" draw:text-style-name="P1" svg:width="0.45cm" svg:height="0.5cm" svg:x="0.539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1cm" table:end-y="0.478cm" draw:z-index="84" draw:name="Grafik 5" draw:style-name="gr1" draw:text-style-name="P1" svg:width="0.45cm" svg:height="0.5cm" svg:x="0.53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cm" table:end-y="0.478cm" draw:z-index="85" draw:name="Grafik 5" draw:style-name="gr1" draw:text-style-name="P1" svg:width="0.45cm" svg:height="0.5cm" svg:x="0.537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98cm" table:end-y="0.478cm" draw:z-index="8" draw:name="Grafik 5" draw:style-name="gr1" draw:text-style-name="P1" svg:width="0.45cm" svg:height="0.5cm" svg:x="0.535cm" svg:y="0.565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9">
            <text:p>9</text:p>
            <draw:frame table:end-cell-address="Sheet1.B11" table:end-x="0.499cm" table:end-y="0.476cm" draw:z-index="19" draw:name="Grafik 7" draw:style-name="gr1" draw:text-style-name="P1" svg:width="0.5cm" svg:height="0.5cm" svg:x="0.58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498cm" table:end-y="0.476cm" draw:z-index="20" draw:name="Grafik 7" draw:style-name="gr1" draw:text-style-name="P1" svg:width="0.5cm" svg:height="0.5cm" svg:x="0.58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96cm" table:end-y="0.476cm" draw:z-index="22" draw:name="Grafik 7" draw:style-name="gr1" draw:text-style-name="P1" svg:width="0.5cm" svg:height="0.5cm" svg:x="0.583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495cm" table:end-y="0.476cm" draw:z-index="23" draw:name="Grafik 7" draw:style-name="gr1" draw:text-style-name="P1" svg:width="0.5cm" svg:height="0.5cm" svg:x="0.582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43cm" table:end-y="0.476cm" draw:z-index="56" draw:name="Grafik 5" draw:style-name="gr1" draw:text-style-name="P1" svg:width="0.45cm" svg:height="0.5cm" svg:x="0.58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442cm" table:end-y="0.476cm" draw:z-index="57" draw:name="Grafik 5" draw:style-name="gr1" draw:text-style-name="P1" svg:width="0.45cm" svg:height="0.5cm" svg:x="0.57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4cm" table:end-y="0.476cm" draw:z-index="58" draw:name="Grafik 5" draw:style-name="gr1" draw:text-style-name="P1" svg:width="0.45cm" svg:height="0.5cm" svg:x="0.577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438cm" table:end-y="0.476cm" draw:z-index="125" draw:name="Grafik 9" draw:style-name="gr1" draw:text-style-name="P1" svg:width="0.45cm" svg:height="0.5cm" svg:x="0.575cm" svg:y="0.563cm">
              <draw:image xlink:href="Pictures/1000000000000258000002801A66A5D6.jp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87cm" table:end-y="0.476cm" draw:z-index="27" draw:name="Grafik 7" draw:style-name="gr1" draw:text-style-name="P1" svg:width="0.5cm" svg:height="0.5cm" svg:x="0.57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35cm" table:end-y="0.476cm" draw:z-index="61" draw:name="Grafik 5" draw:style-name="gr1" draw:text-style-name="P1" svg:width="0.45cm" svg:height="0.5cm" svg:x="0.572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34cm" table:end-y="0.476cm" draw:z-index="62" draw:name="Grafik 5" draw:style-name="gr1" draw:text-style-name="P1" svg:width="0.45cm" svg:height="0.5cm" svg:x="0.57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32cm" table:end-y="0.476cm" draw:z-index="63" draw:name="Grafik 5" draw:style-name="gr1" draw:text-style-name="P1" svg:width="0.45cm" svg:height="0.5cm" svg:x="0.56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81cm" table:end-y="0.476cm" draw:z-index="29" draw:name="Grafik 7" draw:style-name="gr1" draw:text-style-name="P1" svg:width="0.5cm" svg:height="0.5cm" svg:x="0.568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29cm" table:end-y="0.476cm" draw:z-index="65" draw:name="Grafik 5" draw:style-name="gr1" draw:text-style-name="P1" svg:width="0.45cm" svg:height="0.5cm" svg:x="0.566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28cm" table:end-y="0.476cm" draw:z-index="66" draw:name="Grafik 5" draw:style-name="gr1" draw:text-style-name="P1" svg:width="0.45cm" svg:height="0.5cm" svg:x="0.565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26cm" table:end-y="0.476cm" draw:z-index="67" draw:name="Grafik 5" draw:style-name="gr1" draw:text-style-name="P1" svg:width="0.45cm" svg:height="0.5cm" svg:x="0.563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25cm" table:end-y="0.476cm" draw:z-index="68" draw:name="Grafik 5" draw:style-name="gr1" draw:text-style-name="P1" svg:width="0.45cm" svg:height="0.5cm" svg:x="0.56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24cm" table:end-y="0.476cm" draw:z-index="69" draw:name="Grafik 5" draw:style-name="gr1" draw:text-style-name="P1" svg:width="0.45cm" svg:height="0.5cm" svg:x="0.561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22cm" table:end-y="0.476cm" draw:z-index="70" draw:name="Grafik 5" draw:style-name="gr1" draw:text-style-name="P1" svg:width="0.45cm" svg:height="0.5cm" svg:x="0.559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421cm" table:end-y="0.476cm" draw:z-index="71" draw:name="Grafik 5" draw:style-name="gr1" draw:text-style-name="P1" svg:width="0.45cm" svg:height="0.5cm" svg:x="0.558cm" svg:y="0.563cm">
              <draw:image xlink:href="Pictures/10000201000001090000012CE1443A1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69cm" table:end-y="0.476cm" draw:z-index="35" draw:name="Grafik 7" draw:style-name="gr1" draw:text-style-name="P1" svg:width="0.5cm" svg:height="0.5cm" svg:x="0.556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68cm" table:end-y="0.476cm" draw:z-index="40" draw:name="Grafik 7" draw:style-name="gr1" draw:text-style-name="P1" svg:width="0.5cm" svg:height="0.5cm" svg:x="0.55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6cm" table:end-y="0.476cm" draw:z-index="41" draw:name="Grafik 7" draw:style-name="gr1" draw:text-style-name="P1" svg:width="0.5cm" svg:height="0.5cm" svg:x="0.553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4cm" table:end-y="0.476cm" draw:z-index="42" draw:name="Grafik 7" draw:style-name="gr1" draw:text-style-name="P1" svg:width="0.5cm" svg:height="0.5cm" svg:x="0.551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463cm" table:end-y="0.476cm" draw:z-index="43" draw:name="Grafik 7" draw:style-name="gr1" draw:text-style-name="P1" svg:width="0.5cm" svg:height="0.5cm" svg:x="0.5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461cm" table:end-y="0.476cm" draw:z-index="44" draw:name="Grafik 7" draw:style-name="gr1" draw:text-style-name="P1" svg:width="0.5cm" svg:height="0.5cm" svg:x="0.548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6cm" table:end-y="0.476cm" draw:z-index="45" draw:name="Grafik 7" draw:style-name="gr1" draw:text-style-name="P1" svg:width="0.5cm" svg:height="0.5cm" svg:x="0.54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58cm" table:end-y="0.476cm" draw:z-index="46" draw:name="Grafik 7" draw:style-name="gr1" draw:text-style-name="P1" svg:width="0.5cm" svg:height="0.5cm" svg:x="0.54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57cm" table:end-y="0.476cm" draw:z-index="47" draw:name="Grafik 7" draw:style-name="gr1" draw:text-style-name="P1" svg:width="0.5cm" svg:height="0.5cm" svg:x="0.54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55cm" table:end-y="0.476cm" draw:z-index="48" draw:name="Grafik 7" draw:style-name="gr1" draw:text-style-name="P1" svg:width="0.5cm" svg:height="0.5cm" svg:x="0.542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53cm" table:end-y="0.476cm" draw:z-index="49" draw:name="Grafik 7" draw:style-name="gr1" draw:text-style-name="P1" svg:width="0.5cm" svg:height="0.5cm" svg:x="0.54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52cm" table:end-y="0.476cm" draw:z-index="50" draw:name="Grafik 7" draw:style-name="gr1" draw:text-style-name="P1" svg:width="0.5cm" svg:height="0.5cm" svg:x="0.539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51cm" table:end-y="0.476cm" draw:z-index="51" draw:name="Grafik 7" draw:style-name="gr1" draw:text-style-name="P1" svg:width="0.5cm" svg:height="0.5cm" svg:x="0.53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5cm" table:end-y="0.476cm" draw:z-index="52" draw:name="Grafik 7" draw:style-name="gr1" draw:text-style-name="P1" svg:width="0.5cm" svg:height="0.5cm" svg:x="0.537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8cm" table:end-y="0.476cm" draw:z-index="7" draw:name="Grafik 7" draw:style-name="gr1" draw:text-style-name="P1" svg:width="0.5cm" svg:height="0.5cm" svg:x="0.535cm" svg:y="0.563cm">
              <draw:image xlink:href="Pictures/100000000000014200000142E338795C.jpg" xlink:type="simple" xlink:show="embed" xlink:actuate="onLoad">
                <text:p/>
              </draw:image>
            </draw:frame>
          </table:table-cell>
          <table:table-cell table:number-columns-repeated="989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18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5S</meta:editing-duration>
    <meta:editing-cycles>19</meta:editing-cycles>
    <meta:generator>OpenOffice/4.1.5$Win32 OpenOffice.org_project/415m1$Build-9789</meta:generator>
    <dc:date>2019-05-23T18:29:36.11</dc:date>
    <meta:document-statistic meta:table-count="3" meta:cell-count="48" meta:object-count="350"/>
    <meta:user-defined meta:name="Info 1"/>
    <meta:user-defined meta:name="Info 2"/>
    <meta:user-defined meta:name="Info 3"/>
    <meta:user-defined meta:name="Info 4"/>
  </office:meta>
</office:document-meta>
</file>